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59cm" table:align="margins" style:writing-mode="lr-tb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First_20_Page">
      <style:paragraph-properties style:page-number="auto"/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Heading_20_1">
      <style:text-properties style:font-name="Arial" fo:language="en" fo:country="US" style:language-complex="ar" style:country-complex="SA"/>
    </style:style>
    <style:style style:name="P4" style:family="paragraph" style:parent-style-name="Heading_20_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7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 style:parent-style-name="Header">
      <style:text-properties fo:language="zxx" fo:country="none" style:language-asian="zxx" style:country-asian="none"/>
    </style:style>
    <style:style style:name="P12" style:family="paragraph" style:parent-style-name="Header">
      <style:paragraph-properties style:snap-to-layout-grid="false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15" style:family="paragraph" style:parent-style-name="Header">
      <style:paragraph-properties style:snap-to-layout-grid="false"/>
      <style:text-properties style:use-window-font-color="true" style:font-name="ArialMT" fo:font-size="8pt" style:font-name-asian="ArialMT" style:font-size-asian="8pt" style:font-name-complex="ArialMT" style:font-size-complex="8pt"/>
    </style:style>
    <style:style style:name="P16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20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2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27" style:family="paragraph" style:parent-style-name="Standard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2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2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font-name-asian="TimesNewRomanPSMT" style:font-size-asian="12pt" style:font-name-complex="TimesNewRomanPSMT" style:font-size-complex="12pt"/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3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/>
    </style:style>
    <style:style style:name="P35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36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37" style:family="paragraph" style:parent-style-name="Standard" style:list-style-name="L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3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text-properties style:font-name="Arial" fo:font-size="11pt" style:font-size-asian="11pt" style:font-size-complex="11pt"/>
    </style:style>
    <style:style style:name="P42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 style:list-style-name="L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44" style:family="paragraph" style:parent-style-name="Heading_20_1">
      <style:text-properties style:font-name="Arial"/>
    </style:style>
    <style:style style:name="P45" style:family="paragraph" style:parent-style-name="Heading_20_1">
      <style:text-properties style:font-name="Arial" fo:language="en" fo:country="US" style:language-complex="ar" style:country-complex="SA"/>
    </style:style>
    <style:style style:name="P46" style:family="paragraph" style:parent-style-name="Heading_20_1">
      <style:text-properties style:font-name="Arial" fo:font-size="16pt" style:font-size-asian="16pt" style:font-size-complex="16pt"/>
    </style:style>
    <style:style style:name="P47" style:family="paragraph" style:parent-style-name="Heading_20_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48" style:family="paragraph" style:parent-style-name="Heading_20_1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49" style:family="paragraph" style:parent-style-name="Heading_20_1" style:master-page-name="First_20_Page">
      <style:paragraph-properties style:page-number="auto"/>
      <style:text-properties style:font-name="Arial"/>
    </style:style>
    <style:style style:name="P5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5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52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53" style:family="paragraph" style:parent-style-name="Header">
      <style:paragraph-properties style:snap-to-layout-grid="false"/>
      <style:text-properties style:use-window-font-color="true" style:font-name="ArialMT" fo:font-size="8pt" style:font-name-asian="ArialMT" style:font-size-asian="8pt" style:font-name-complex="ArialMT" style:font-size-complex="8pt"/>
    </style:style>
    <style:style style:name="P54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55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56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>
      <style:paragraph-properties style:writing-mode="lr-tb"/>
    </style:style>
    <style:style style:name="P5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use-window-font-color="true" style:font-name-asian="TimesNewRomanPSMT" style:font-name-complex="TimesNewRomanPSMT"/>
    </style:style>
    <style:style style:name="T2" style:family="text">
      <style:text-properties style:use-window-font-color="true" style:font-name-asian="Helvetica" style:font-name-complex="Helvetica"/>
    </style:style>
    <style:style style:name="T3" style:family="text">
      <style:text-properties style:use-window-font-color="true" style:font-name="ArialMT" fo:language="en" fo:country="US" style:font-name-asian="ArialMT" style:font-name-complex="ArialMT"/>
    </style:style>
    <style:style style:name="T4" style:family="text">
      <style:text-properties style:use-window-font-color="true" fo:language="en" fo:country="US" style:font-name-asian="ArialMT" style:font-name-complex="ArialMT"/>
    </style:style>
    <style:style style:name="T5" style:family="text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T6" style:family="text">
      <style:text-properties fo:font-size="9pt" style:font-size-asian="9pt"/>
    </style:style>
    <style:style style:name="T7" style:family="text">
      <style:text-properties fo:font-size="9pt" style:font-size-asian="9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1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15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T16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8" style:family="text">
      <style:text-properties style:use-window-font-color="true" style:font-name="ArialMT" fo:language="en" fo:country="US" style:font-name-asian="ArialMT" style:font-name-complex="ArialMT"/>
    </style:style>
    <style:style style:name="T19" style:family="text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T20" style:family="text">
      <style:text-properties style:use-window-font-color="true" fo:language="en" fo:country="US" style:font-name-asian="ArialMT" style:font-name-complex="ArialMT"/>
    </style:style>
    <style:style style:name="T21" style:family="text">
      <style:text-properties style:use-window-font-color="true" style:font-name-asian="TimesNewRomanPSMT" style:font-name-complex="TimesNewRomanPSMT"/>
    </style:style>
    <style:style style:name="T22" style:family="text">
      <style:text-properties style:use-window-font-color="true" style:font-name-asian="Helvetica" style:font-name-complex="Helvetica"/>
    </style:style>
    <style:style style:name="T23" style:family="text">
      <style:text-properties style:use-window-font-color="true" fo:font-size="12pt" style:font-name-asian="TimesNewRomanPSMT" style:font-size-asian="12pt" style:font-name-complex="TimesNewRomanPSMT" style:font-size-complex="12pt"/>
    </style:style>
    <style:style style:name="T24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25" style:family="text">
      <style:text-properties style:use-window-font-color="true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26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7" style:family="text">
      <style:text-properties style:use-window-font-color="true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8" style:family="text">
      <style:text-properties style:use-window-font-color="true" fo:font-weight="bold" style:font-name-asian="TimesNewRomanPS-BoldMT" style:font-weight-asian="bold" style:font-name-complex="TimesNewRomanPS-BoldMT" style:font-weight-complex="bold"/>
    </style:style>
    <style:style style:name="T2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style:font-name-asian="Helvetica" style:font-name-complex="Helvetica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name-asian="Helvetica" style:font-weight-asian="normal" style:font-name-complex="Helvetica" style:font-weight-complex="normal"/>
    </style:style>
    <style:style style:name="T34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3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text:id="ct285725648">
          <text:deletion>
            <office:change-info>
              <dc:creator>David Harris</dc:creator>
              <dc:date>2010-08-30T23:11:00</dc:date>
            </office:change-info>
            <text:h text:style-name="P1" text:outline-level="1">Title</text:h>
          </text:deletion>
        </text:changed-region>
        <text:changed-region text:id="ct285725440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285725856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288505736">
          <text:insertion>
            <office:change-info>
              <dc:creator>Unknown Author</dc:creator>
              <dc:date>2010-08-31T19:30:00</dc:date>
            </office:change-info>
          </text:insertion>
        </text:changed-region>
        <text:changed-region text:id="ct288505944">
          <text:insertion>
            <office:change-info>
              <dc:creator>Unknown Author</dc:creator>
              <dc:date>2010-08-31T19:31:00</dc:date>
            </office:change-info>
          </text:insertion>
        </text:changed-region>
        <text:changed-region text:id="ct288506152">
          <text:deletion>
            <office:change-info>
              <dc:creator>Unknown Author</dc:creator>
              <dc:date>2010-08-31T19:31:00</dc:date>
            </office:change-info>
            <text:p text:style-name="P2"><text:span text:style-name="T1">. It describes </text:span></text:p>
          </text:deletion>
          <text:insertion>
            <office:change-info office:chg-author="David Harris" office:chg-date-time="2010-08-30T23:11:00"/>
          </text:insertion>
        </text:changed-region>
        <text:changed-region text:id="ct288505840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288508232">
          <text:deletion>
            <office:change-info>
              <dc:creator>Unknown Author</dc:creator>
              <dc:date>2010-08-31T19:31:00</dc:date>
            </office:change-info>
            <text:p text:style-name="P2"><text:span text:style-name="T1"><text:s/>Seriously, if you want to know about Ethernet, or modular standards for power connections, or how to make really good fried chicken, look elsewhere.</text:span><text:span text:style-name="T2"> </text:span></text:p>
          </text:deletion>
          <text:insertion>
            <office:change-info office:chg-author="David Harris" office:chg-date-time="2010-08-30T23:11:00"/>
          </text:insertion>
        </text:changed-region>
        <text:changed-region text:id="ct285725232">
          <text:deletion>
            <office:change-info>
              <dc:creator>David Harris</dc:creator>
              <dc:date>2010-08-30T23:11:00</dc:date>
            </office:change-info>
            <text:p text:style-name="P2"><text:span text:style-name="T3">Lorem ipsum dolor sit amet, consectetur adipiscing elit. Fusce ornare mattis justo vitae imperdiet. Cum sociis natoque penatibus et magnis dis parturient montes, nascetur ridiculus mus.</text:span></text:p>
          </text:deletion>
        </text:changed-region>
        <text:changed-region text:id="ct288508336">
          <text:deletion>
            <office:change-info>
              <dc:creator>Unknown Author</dc:creator>
              <dc:date>2010-08-31T19:31:00</dc:date>
            </office:change-info>
            <text:p text:style-name="P2"><text:span text:style-name="T4"><text:s/></text:span></text:p>
          </text:deletion>
        </text:changed-region>
        <text:changed-region text:id="ct285724816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285724608">
          <text:deletion>
            <office:change-info>
              <dc:creator>David Harris</dc:creator>
              <dc:date>2010-08-30T23:11:00</dc:date>
            </office:change-info>
            <text:h text:style-name="P3" text:outline-level="1">Section Title</text:h>
          </text:deletion>
        </text:changed-region>
        <text:changed-region text:id="ct285728352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285728560">
          <text:insertion>
            <office:change-info>
              <dc:creator>David Harris</dc:creator>
              <dc:date>2010-08-30T23:12:00</dc:date>
            </office:change-info>
          </text:insertion>
        </text:changed-region>
        <text:changed-region text:id="ct160063336">
          <text:deletion>
            <office:change-info>
              <dc:creator>David Harris</dc:creator>
              <dc:date>2010-08-30T23:12:00</dc:date>
            </office:change-info>
            <text:h text:style-name="P4" text:outline-level="1">Quisque sollicitudin tempor bibendum. Donec consectetur condimentum sollicitudin. Sed dignissim velit id felis lacinia at eleifend nisi laoreet. Vivamus tristique porta ornare. Vivamus feugiat dolor id lectus aliquet luctus. </text:h>
            <text:h text:style-name="P5" text:outline-level="1"/>
          </text:deletion>
        </text:changed-region>
        <text:changed-region text:id="ct160063544">
          <text:deletion>
            <office:change-info>
              <dc:creator>David Harris</dc:creator>
              <dc:date>2010-08-30T23:13:00</dc:date>
            </office:change-info>
            <text:h text:style-name="P5" text:outline-level="1">S</text:h>
          </text:deletion>
        </text:changed-region>
        <text:changed-region text:id="ct160063128">
          <text:insertion>
            <office:change-info>
              <dc:creator>David Harris</dc:creator>
              <dc:date>2010-08-30T23:13:00</dc:date>
            </office:change-info>
          </text:insertion>
        </text:changed-region>
        <text:changed-region text:id="ct160062920">
          <text:deletion>
            <office:change-info>
              <dc:creator>David Harris</dc:creator>
              <dc:date>2010-08-30T23:13:00</dc:date>
            </office:change-info>
            <text:h text:style-name="P5" text:outline-level="1">ection Title</text:h>
          </text:deletion>
        </text:changed-region>
        <text:changed-region text:id="ct160062712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285261768">
          <text:insertion>
            <office:change-info>
              <dc:creator>David Harris</dc:creator>
              <dc:date>2010-08-30T23:14:00</dc:date>
            </office:change-info>
          </text:insertion>
        </text:changed-region>
        <text:changed-region text:id="ct285261872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285261976">
          <text:deletion>
            <office:change-info>
              <dc:creator>David Harris</dc:creator>
              <dc:date>2010-08-30T23:14:00</dc:date>
            </office:change-info>
            <text:h text:style-name="P6" text:outline-level="1">Praesent gravida pulvinar vehicula. Vivamus eu nisl eget sem rutrum suscipit id a magna. Integer id ante odio. </text:h>
            <text:list xml:id="list39433300" text:style-name="L1">
              <text:list-item>
                <text:p text:style-name="P7">Lorem ipsum dolor sit amet, consectetur adipiscing elit. </text:p>
              </text:list-item>
            </text:list>
            <text:p text:style-name="Standard"><text:span text:style-name="T5">Sed consectetur, ipsum et egestas accumsan, felis erat ornare mauris, sit amet suscipit ante orci sed massa.</text:span></text:p>
          </text:deletion>
        </text:changed-region>
        <text:changed-region text:id="ct285262080">
          <text:insertion>
            <office:change-info>
              <dc:creator>David Harris</dc:creator>
              <dc:date>2010-08-30T23:17:00</dc:date>
            </office:change-info>
          </text:insertion>
        </text:changed-region>
        <text:changed-region text:id="ct285262184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28526228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8510312">
          <text:insertion>
            <office:change-info>
              <dc:creator>Unknown Author</dc:creator>
              <dc:date>2010-08-31T19:32:00</dc:date>
            </office:change-info>
          </text:insertion>
        </text:changed-region>
        <text:changed-region text:id="ct288509064">
          <text:insertion>
            <office:change-info>
              <dc:creator>Unknown Author</dc:creator>
              <dc:date>2010-08-31T19:34:00</dc:date>
            </office:change-info>
          </text:insertion>
        </text:changed-region>
        <text:changed-region text:id="ct288509168">
          <text:deletion>
            <office:change-info>
              <dc:creator>Unknown Author</dc:creator>
              <dc:date>2010-08-31T19:34:00</dc:date>
            </office:change-info>
            <text:p text:style-name="P8">,</text:p>
          </text:deletion>
          <text:insertion>
            <office:change-info office:chg-author="David Harris" office:chg-date-time="2010-08-30T23:18:00"/>
          </text:insertion>
        </text:changed-region>
        <text:changed-region text:id="ct288509272">
          <text:deletion>
            <office:change-info>
              <dc:creator>Unknown Author</dc:creator>
              <dc:date>2010-08-31T19:34:00</dc:date>
            </office:change-info>
            <text:p text:style-name="P8"><text:s/></text:p>
          </text:deletion>
          <text:insertion>
            <office:change-info office:chg-author="David Harris" office:chg-date-time="2010-08-30T23:18:00"/>
          </text:insertion>
        </text:changed-region>
        <text:changed-region text:id="ct288509376">
          <text:deletion>
            <office:change-info>
              <dc:creator>Unknown Author</dc:creator>
              <dc:date>2010-08-31T19:34:00</dc:date>
            </office:change-info>
            <text:p text:style-name="P8">b</text:p>
          </text:deletion>
          <text:insertion>
            <office:change-info office:chg-author="David Harris" office:chg-date-time="2010-08-30T23:18:00"/>
          </text:insertion>
        </text:changed-region>
        <text:changed-region text:id="ct288509480">
          <text:deletion>
            <office:change-info>
              <dc:creator>Unknown Author</dc:creator>
              <dc:date>2010-08-31T19:34:00</dc:date>
            </office:change-info>
            <text:p text:style-name="P8">u</text:p>
          </text:deletion>
          <text:insertion>
            <office:change-info office:chg-author="David Harris" office:chg-date-time="2010-08-30T23:18:00"/>
          </text:insertion>
        </text:changed-region>
        <text:changed-region text:id="ct288507088">
          <text:deletion>
            <office:change-info>
              <dc:creator>Unknown Author</dc:creator>
              <dc:date>2010-08-31T19:34:00</dc:date>
            </office:change-info>
            <text:p text:style-name="P8">t</text:p>
          </text:deletion>
          <text:insertion>
            <office:change-info office:chg-author="David Harris" office:chg-date-time="2010-08-30T23:18:00"/>
          </text:insertion>
        </text:changed-region>
        <text:changed-region text:id="ct288509584">
          <text:deletion>
            <office:change-info>
              <dc:creator>Unknown Author</dc:creator>
              <dc:date>2010-08-31T19:34:00</dc:date>
            </office:change-info>
            <text:p text:style-name="P8"><text:s/></text:p>
          </text:deletion>
          <text:insertion>
            <office:change-info office:chg-author="David Harris" office:chg-date-time="2010-08-30T23:18:00"/>
          </text:insertion>
        </text:changed-region>
        <text:changed-region text:id="ct288509688">
          <text:deletion>
            <office:change-info>
              <dc:creator>Unknown Author</dc:creator>
              <dc:date>2010-08-31T19:34:00</dc:date>
            </office:change-info>
            <text:p text:style-name="P8">i</text:p>
          </text:deletion>
          <text:insertion>
            <office:change-info office:chg-author="David Harris" office:chg-date-time="2010-08-30T23:18:00"/>
          </text:insertion>
        </text:changed-region>
        <text:changed-region text:id="ct28851020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39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49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60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70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80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291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01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12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22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32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43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53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64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74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84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395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405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526416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264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36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472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57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68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784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88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4992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285265096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20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30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408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512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616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526572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6028528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6028632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286028736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286028840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28602894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286029048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286029152">
          <text:insertion>
            <office:change-info>
              <dc:creator>David Harris</dc:creator>
              <dc:date>2010-08-30T23:29:00</dc:date>
            </office:change-info>
          </text:insertion>
        </text:changed-region>
        <text:changed-region text:id="ct286029256">
          <text:insertion>
            <office:change-info>
              <dc:creator>David Harris</dc:creator>
              <dc:date>2010-08-30T23:21:00</dc:date>
            </office:change-info>
          </text:insertion>
        </text:changed-region>
        <text:changed-region text:id="ct286029360">
          <text:deletion>
            <office:change-info>
              <dc:creator>David Harris</dc:creator>
              <dc:date>2010-08-30T23:17:00</dc:date>
            </office:change-info>
            <text:p text:style-name="P9"/>
            <text:p text:style-name="P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duction">
        <text:h text:style-name="P1" text:outline-level="1"><text:change text:change-id="ct285725648"/><text:change-start text:change-id="ct285725440"/>Introduction (Informative)<text:change-end text:change-id="ct285725440"/></text:h>
      </text:section>
      <text:p text:style-name="P2"><text:change-start text:change-id="ct285725856"/>This document describes the physical layer for carrying NMRAnet over a Controller Area Network <text:span text:style-name="T1">(CAN) link or links</text:span><text:change-end text:change-id="ct285725856"/><text:change-start text:change-id="ct288505736"/><text:span text:style-name="T1"> </text:span><text:change-end text:change-id="ct288505736"/><text:change-start text:change-id="ct288505944"/><text:span text:style-name="T1">and </text:span><text:change-end text:change-id="ct288505944"/><text:change text:change-id="ct288506152"/><text:change-start text:change-id="ct288505840"/><text:span text:style-name="T1">nothing else.</text:span><text:change-end text:change-id="ct288505840"/><text:change text:change-id="ct288508232"/><text:change text:change-id="ct285725232"/><text:change text:change-id="ct288508336"/><text:change-start text:change-id="ct285724816"/></text:p>
      <text:h text:style-name="P3" text:outline-level="1"><text:change-end text:change-id="ct285724816"/><text:change text:change-id="ct285724608"/><text:change-start text:change-id="ct285728352"/>Intended Use (<text:change-end text:change-id="ct285728352"/><text:change-start text:change-id="ct285728560"/>Informative)</text:h>
      <text:p text:style-name="P2">Suitable NMRAnet nodes can be connected by cables to form a linear CAN bus with optional short <text:span text:style-name="T1">stubs. <text:s/>Users can expect to be able to form networks within limitations:</text:span><text:span text:style-name="T2"> </text:span></text:p>
      <text:list xml:id="list39417275" text:style-name="L2">
        <text:list-item>
          <text:p text:style-name="P42"><text:span text:style-name="T1">Total cable length of 1000 ft / 300m; stub cables count double their length in that total; nodes count as 20 ft / 6m in that total</text:span><text:span text:style-name="T2"> </text:span></text:p>
        </text:list-item>
        <text:list-item>
          <text:p text:style-name="P42"><text:span text:style-name="T1">Never less than 1 ft / 30cm of cable between nodes, nor between a stub connection and a node.</text:span><text:span text:style-name="T2"> </text:span></text:p>
        </text:list-item>
        <text:list-item>
          <text:p text:style-name="P36">No more than 50 nodes connected </text:p>
        </text:list-item>
      </text:list>
      <text:p text:style-name="P28">NMRAnet nodes generally have two RJ45 modular connectors and can be daisy-chained together with suitable computer-network (“Ethernet”) cables. A CAN terminator is installed by the user at each end of the main bus. </text:p>
      <text:p text:style-name="P24"><text:span text:style-name="T1">A limited amount of power can be distributed via the cable, allowing a few nodes draw limited power </text:span><text:span text:style-name="T1">from a 10 ft / 3m length of the common bus.</text:span><text:span text:style-name="T2"> </text:span></text:p>
      <text:h text:style-name="P5" text:outline-level="1"><text:change-end text:change-id="ct285728560"/><text:change text:change-id="ct160063336"/><text:change text:change-id="ct160063544"/><text:change-start text:change-id="ct160063128"/>References and Context (Normative)<text:change-end text:change-id="ct160063128"/><text:change text:change-id="ct160062920"/><text:change-start text:change-id="ct160062712"/></text:h>
      <text:p text:style-name="P27"><text:change-end text:change-id="ct160062712"/><text:change-start text:change-id="ct285261768"/><text:span text:style-name="T30">In this document</text:span><text:span text:style-name="T31"> </text:span></text:p>
      <text:list xml:id="list39416275" text:style-name="L3">
        <text:list-item>
          <text:p text:style-name="P43"><text:span text:style-name="T1">“RJ45” refers to the miniature 8 position unkeyed plug and jack defined in sections Section 6.1.1.3 <text:s/>and Section 6.1.1.4, respectively, of the TIA-968-A specification.</text:span><text:span text:style-name="T2"> </text:span></text:p>
        </text:list-item>
        <text:list-item>
          <text:p text:style-name="P43"><text:span text:style-name="T1">“UTP” refers to CAT-3 or better cable as defined in TIA/EIA-568-B or the successor TIA/EIA- 568-C.</text:span><text:span text:style-name="T2"> </text:span></text:p>
        </text:list-item>
        <text:list-item>
          <text:p text:style-name="P37">“CAN” refers to the electrical and protocol specifications as defined in ISO 11898-1:2003 and ISO 11898-2:2003 and their successors. </text:p>
        </text:list-item>
      </text:list>
      <text:p text:style-name="P24"><text:span text:style-name="T1">External certification of parts shall be accepted for conformance to these standards. Conformance with a later version of a standard shall be accepted as conformance with the referenced versions.</text:span><text:span text:style-name="T2"> </text:span><text:change-end text:change-id="ct285261768"/><text:change-start text:change-id="ct285261872"/></text:p>
      <text:h text:style-name="Heading_20_1" text:outline-level="1"><text:change-end text:change-id="ct285261872"/><text:change text:change-id="ct285261976"/><text:change-start text:change-id="ct285262080"/><text:soft-page-break/>P<text:change-end text:change-id="ct285262080"/><text:change-start text:change-id="ct285262184"/>hysical Interconnection (Normative)<text:change-end text:change-id="ct285262184"/><text:change-start text:change-id="ct285262288"/></text:h>
      <text:p text:style-name="P8">CAN connections between nodes shall be made using UTP cable. Connectors are not required<text:change-end text:change-id="ct285262288"/><text:change-start text:change-id="ct288510312"/> where the cable is permanently connected to the node, which is common for throttles<text:change-end text:change-id="ct288510312"/><text:change-start text:change-id="ct288509064"/>. I<text:change-end text:change-id="ct288509064"/><text:change text:change-id="ct288509168"/><text:change text:change-id="ct288509272"/><text:change text:change-id="ct288509376"/><text:change text:change-id="ct288509480"/><text:change text:change-id="ct288507088"/><text:change text:change-id="ct288509584"/><text:change text:change-id="ct288509688"/><text:change-start text:change-id="ct288510208"/>f <text:span text:style-name="T23">connectors are provided, there shall be a RJ45 plug on the cable and RJ45 jack on the node. <text:s/>The signal, conductor and pair assignments shall be:</text:span><text:span text:style-name="T24"> </text:span><text:change-end text:change-id="ct288510208"/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1"><text:change-start text:change-id="ct285262392"/>Conductor<text:change-end text:change-id="ct285262392"/></text:p>
          </table:table-cell>
          <table:table-cell table:style-name="Table2.A1" office:value-type="string">
            <text:p text:style-name="P31"><text:change-start text:change-id="ct285262496"/>Signal Name <text:change-end text:change-id="ct285262496"/></text:p>
          </table:table-cell>
          <table:table-cell table:style-name="Table2.A1" office:value-type="string">
            <text:p text:style-name="P26"><text:change-start text:change-id="ct285262600"/><text:span text:style-name="T27">TIA/EIA-568-A Pair<text:line-break/></text:span><text:span text:style-name="T25">(Informative)</text:span><text:span text:style-name="T26"> </text:span><text:change-end text:change-id="ct285262600"/></text:p>
          </table:table-cell>
          <table:table-cell table:style-name="Table2.D1" office:value-type="string">
            <text:p text:style-name="P26"><text:change-start text:change-id="ct285262704"/><text:span text:style-name="T27">TIA/EIA-568-B Pair<text:line-break/></text:span><text:span text:style-name="T25">(Informative) </text:span><text:change-end text:change-id="ct285262704"/></text:p>
          </table:table-cell>
        </table:table-row>
        <table:table-row>
          <table:table-cell table:style-name="Table2.A2" office:value-type="float" office:value="1">
            <text:p text:style-name="P34"><text:change-start text:change-id="ct285262808"/>1<text:change-end text:change-id="ct285262808"/></text:p>
          </table:table-cell>
          <table:table-cell table:style-name="Table2.B2" office:value-type="string">
            <text:p text:style-name="P34"><text:change-start text:change-id="ct285262912"/>CAN_H<text:change-end text:change-id="ct285262912"/></text:p>
          </table:table-cell>
          <table:table-cell table:style-name="Table2.B2" office:value-type="string">
            <text:p text:style-name="P34"><text:change-start text:change-id="ct285263016"/>white/green<text:change-end text:change-id="ct285263016"/></text:p>
          </table:table-cell>
          <table:table-cell table:style-name="Table2.D2" office:value-type="string">
            <text:p text:style-name="P34"><text:change-start text:change-id="ct285263120"/>white/orange<text:change-end text:change-id="ct285263120"/></text:p>
          </table:table-cell>
        </table:table-row>
        <table:table-row>
          <table:table-cell table:style-name="Table2.A2" office:value-type="float" office:value="2">
            <text:p text:style-name="P34"><text:change-start text:change-id="ct285263224"/>2<text:change-end text:change-id="ct285263224"/></text:p>
          </table:table-cell>
          <table:table-cell table:style-name="Table2.B2" office:value-type="string">
            <text:p text:style-name="P34"><text:change-start text:change-id="ct285263328"/>CAN_L<text:change-end text:change-id="ct285263328"/></text:p>
          </table:table-cell>
          <table:table-cell table:style-name="Table2.B2" office:value-type="string">
            <text:p text:style-name="P34"><text:change-start text:change-id="ct285263432"/>green<text:change-end text:change-id="ct285263432"/></text:p>
          </table:table-cell>
          <table:table-cell table:style-name="Table2.D2" office:value-type="string">
            <text:p text:style-name="P34"><text:change-start text:change-id="ct285263536"/>orange<text:change-end text:change-id="ct285263536"/></text:p>
          </table:table-cell>
        </table:table-row>
        <table:table-row>
          <table:table-cell table:style-name="Table2.A2" office:value-type="float" office:value="3">
            <text:p text:style-name="P34"><text:change-start text:change-id="ct285263640"/>3<text:change-end text:change-id="ct285263640"/></text:p>
          </table:table-cell>
          <table:table-cell table:style-name="Table2.B2" office:value-type="string">
            <text:p text:style-name="P34"><text:change-start text:change-id="ct285263744"/>CAN_GND<text:change-end text:change-id="ct285263744"/></text:p>
          </table:table-cell>
          <table:table-cell table:style-name="Table2.B2" office:value-type="string">
            <text:p text:style-name="P34"><text:change-start text:change-id="ct285263848"/>white/orange<text:change-end text:change-id="ct285263848"/></text:p>
          </table:table-cell>
          <table:table-cell table:style-name="Table2.D2" office:value-type="string">
            <text:p text:style-name="P34"><text:change-start text:change-id="ct285263952"/>white/green<text:change-end text:change-id="ct285263952"/></text:p>
          </table:table-cell>
        </table:table-row>
        <table:table-row>
          <table:table-cell table:style-name="Table2.A2" office:value-type="float" office:value="4">
            <text:p text:style-name="P34"><text:change-start text:change-id="ct285264056"/>4<text:change-end text:change-id="ct285264056"/></text:p>
          </table:table-cell>
          <table:table-cell table:style-name="Table2.B2" office:value-type="string">
            <text:p text:style-name="P34"><text:change-start text:change-id="ct285264160"/>reserved<text:change-end text:change-id="ct285264160"/></text:p>
          </table:table-cell>
          <table:table-cell table:style-name="Table2.B2" office:value-type="string">
            <text:p text:style-name="P34"><text:change-start text:change-id="ct285264264"/>blue<text:change-end text:change-id="ct285264264"/></text:p>
          </table:table-cell>
          <table:table-cell table:style-name="Table2.D2" office:value-type="string">
            <text:p text:style-name="P34"><text:change-start text:change-id="ct285264368"/>blue<text:change-end text:change-id="ct285264368"/></text:p>
          </table:table-cell>
        </table:table-row>
        <table:table-row>
          <table:table-cell table:style-name="Table2.A2" office:value-type="float" office:value="5">
            <text:p text:style-name="P34"><text:change-start text:change-id="ct285264472"/>5<text:change-end text:change-id="ct285264472"/></text:p>
          </table:table-cell>
          <table:table-cell table:style-name="Table2.B2" office:value-type="string">
            <text:p text:style-name="P34"><text:change-start text:change-id="ct285264576"/>reserved<text:change-end text:change-id="ct285264576"/></text:p>
          </table:table-cell>
          <table:table-cell table:style-name="Table2.B2" office:value-type="string">
            <text:p text:style-name="P34"><text:change-start text:change-id="ct285264680"/>white/blue<text:change-end text:change-id="ct285264680"/></text:p>
          </table:table-cell>
          <table:table-cell table:style-name="Table2.D2" office:value-type="string">
            <text:p text:style-name="P34"><text:change-start text:change-id="ct285264784"/>blue<text:change-end text:change-id="ct285264784"/></text:p>
          </table:table-cell>
        </table:table-row>
        <table:table-row>
          <table:table-cell table:style-name="Table2.A2" office:value-type="float" office:value="6">
            <text:p text:style-name="P34"><text:change-start text:change-id="ct285264888"/>6<text:change-end text:change-id="ct285264888"/></text:p>
          </table:table-cell>
          <table:table-cell table:style-name="Table2.B2" office:value-type="string">
            <text:p text:style-name="P34"><text:change-start text:change-id="ct285264992"/>CAN_SHI<text:change-end text:change-id="ct285264992"/><text:change-start text:change-id="ct285265096"/>ELD<text:change-end text:change-id="ct285265096"/></text:p>
          </table:table-cell>
          <table:table-cell table:style-name="Table2.B2" office:value-type="string">
            <text:p text:style-name="P34"><text:change-start text:change-id="ct285265200"/>orange<text:change-end text:change-id="ct285265200"/></text:p>
          </table:table-cell>
          <table:table-cell table:style-name="Table2.D2" office:value-type="string">
            <text:p text:style-name="P34"><text:change-start text:change-id="ct285265304"/>green<text:change-end text:change-id="ct285265304"/></text:p>
          </table:table-cell>
        </table:table-row>
        <table:table-row>
          <table:table-cell table:style-name="Table2.A2" office:value-type="float" office:value="7">
            <text:p text:style-name="P34"><text:change-start text:change-id="ct285265408"/>7<text:change-end text:change-id="ct285265408"/></text:p>
          </table:table-cell>
          <table:table-cell table:style-name="Table2.B2" office:value-type="string">
            <text:p text:style-name="P34"><text:change-start text:change-id="ct285265512"/>PWR_NEG<text:change-end text:change-id="ct285265512"/></text:p>
          </table:table-cell>
          <table:table-cell table:style-name="Table2.B2" office:value-type="string">
            <text:p text:style-name="P34"><text:change-start text:change-id="ct285265616"/>white/brown<text:change-end text:change-id="ct285265616"/></text:p>
          </table:table-cell>
          <table:table-cell table:style-name="Table2.D2" office:value-type="string">
            <text:p text:style-name="P34"><text:change-start text:change-id="ct285265720"/>white/brown<text:change-end text:change-id="ct285265720"/></text:p>
          </table:table-cell>
        </table:table-row>
        <table:table-row>
          <table:table-cell table:style-name="Table2.A2" office:value-type="float" office:value="8">
            <text:p text:style-name="P34"><text:change-start text:change-id="ct286028528"/>8<text:change-end text:change-id="ct286028528"/></text:p>
          </table:table-cell>
          <table:table-cell table:style-name="Table2.B2" office:value-type="string">
            <text:p text:style-name="P34"><text:change-start text:change-id="ct286028632"/>PWR_POS<text:change-end text:change-id="ct286028632"/></text:p>
          </table:table-cell>
          <table:table-cell table:style-name="Table2.B2" office:value-type="string">
            <text:p text:style-name="P34"><text:change-start text:change-id="ct286028736"/>brown<text:change-end text:change-id="ct286028736"/></text:p>
          </table:table-cell>
          <table:table-cell table:style-name="Table2.D2" office:value-type="string">
            <text:p text:style-name="P34"><text:change-start text:change-id="ct286028840"/>brown<text:change-end text:change-id="ct286028840"/></text:p>
          </table:table-cell>
        </table:table-row>
      </table:table>
      <text:p text:style-name="P32"><text:change-start text:change-id="ct286028944"/></text:p>
      <text:p text:style-name="P29"><text:change-end text:change-id="ct286028944"/><text:change-start text:change-id="ct286029048"/><text:span text:style-name="T32">Cables, including cables attached to nodes, shall carry conductors 1 &amp; 2 as a pair, and conductors 3 &amp; 6 </text:span>as a pair. Conductors 4 and 5, if present, shall be carried as a pair. Conductors 7 and 8, if present, shall be carried as a pair. </text:p>
      <text:p text:style-name="P29">If two or more connections are provided, conductors 1 through 7 shall be connected in parallel on all connectors with connections rated for current of at least 1A. If the node does not provide power on pin 8 on all connectors, pin 8 on all connectors must be connected in parallel with connections rated for current of at least 1A. </text:p>
      <text:p text:style-name="P29">Nodes shall connect conductors 3 and 6 with a connection rated for a current of at least 1A. </text:p>
      <text:p text:style-name="P29">A node may, but is not required to, connect conductor 7 with conductors 3 and 6. </text:p>
      <text:p text:style-name="P25"><text:span text:style-name="T23">Voltages of up to 100 volts AC or either polarity DC on the reserved conductors shall not damage the </text:span><text:span text:style-name="T23">node nor prevent normal operation of the node.</text:span><text:span text:style-name="T24"> </text:span></text:p>
      <text:h text:style-name="P5" text:outline-level="1"><text:change-end text:change-id="ct286029048"/><text:change-start text:change-id="ct286029152"/><text:span text:style-name="T34">Data Transport (Normative)</text:span><text:span text:style-name="T33"> </text:span></text:h>
      <text:p text:style-name="P25"><text:span text:style-name="T25">Data shall be transferred using a CAN signal at 125kbps and CAN frame protocol. The bit slew rate of </text:span><text:span text:style-name="T25">the CAN signal, as transmitted, shall be less than 10V/microsecond and more than 4V/microsecond.</text:span><text:span text:style-name="T26"> </text:span></text:p>
      <text:h text:style-name="P46" text:outline-level="1"><text:soft-page-break/><text:span text:style-name="T28">Supply of Power (Normative)</text:span><text:span text:style-name="T29"> </text:span></text:h>
      <text:p text:style-name="P30">A node may, but is not required to, provide power to the cable PWR_POS / PWR_NEG conductors. </text:p>
      <text:p text:style-name="P25"><text:span text:style-name="T25">If a node provides power, it shall provide at least 9VDC and no more than 15VDC from zero current draw up to its specified maximum current. Its specified maximum current shall not </text:span><text:span text:style-name="T25">exceed 1A. The specified maximum current shall be permanently written on the node in a location visible to the user. This label is required whether or not the node provides power to the cable. <text:s/>(needs a “shall withstand” </text:span><text:span text:style-name="T25">clause for applied external voltage?)(needs a “shall withstand short circuits on the output ...”?)</text:span><text:span text:style-name="T26"> </text:span></text:p>
      <text:h text:style-name="P46" text:outline-level="1"><text:span text:style-name="T28">Consumption of Power (Normative)</text:span><text:span text:style-name="T29"> </text:span></text:h>
      <text:p text:style-name="P30">Nodes may, but are not required to, draw power from the PWR_POS / PWR_NEG conductors in the cable. <text:s/>Nodes shall not draw more than 250mA at any PWR_POS / PWR_NEG voltage from 7.5VDC to 15VDC. <text:s/>Nodes shall operate properly with a supply voltage of 7.5VDC to 15VDC on the PWR_POS / PWR_NEG conductors. The maximum current drawn by each node shall be permanently written on that node in a location visible to the user. This label is required whether or not the node draws power from the cable. (needs a “shall withstand” clause for applied external voltage?)<text:change-end text:change-id="ct286029152"/><text:change-start text:change-id="ct286029256"/></text:p>
      <text:p text:style-name="P9"><text:change-end text:change-id="ct286029256"/><text:change text:change-id="ct286029360"/>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Introduction (Informative)<text:tab/>1</text:p>
          <text:p text:style-name="P57">Intended Use (Informative)<text:tab/>1</text:p>
          <text:p text:style-name="P57">References and Context (Normative)<text:tab/>1</text:p>
          <text:p text:style-name="P57">Physical Interconnection (Normative)<text:tab/>2</text:p>
          <text:p text:style-name="P57">Data Transport (Normative) <text:tab/>2</text:p>
          <text:p text:style-name="P57">Supply of Power (Normative) <text:tab/>3</text:p>
          <text:p text:style-name="P57">Consumption of Power (Normative) <text:tab/>3</text:p>
        </text:index-body>
      </text:table-of-conten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9cm" fo:margin-left="-0.199cm" table:align="left" style:writing-mode="lr-tb"/>
    </style:style>
    <style:style style:name="Table1.A" style:family="table-column">
      <style:table-column-properties style:column-width="9.081cm"/>
    </style:style>
    <style:style style:name="Table1.B" style:family="table-column">
      <style:table-column-properties style:column-width="0.635cm"/>
    </style:style>
    <style:style style:name="Table1.C" style:family="table-column">
      <style:table-column-properties style:column-width="3.627cm"/>
    </style:style>
    <style:style style:name="Table1.D" style:family="table-column">
      <style:table-column-properties style:column-width="3.5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C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Header">
      <style:paragraph-properties style:snap-to-layout-grid="false"/>
      <style:text-properties style:use-window-font-color="true" style:font-name="ArialMT" fo:font-size="8pt" style:font-name-asian="ArialMT" style:font-size-asian="8pt" style:font-name-complex="ArialMT" style:font-size-complex="8pt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MP11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14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9pt" style:font-size-asian="9pt" style:font-size-complex="9pt"/>
    </style:style>
    <style:style style:name="MT7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T8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M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9pt" style:font-size-asian="9pt"/>
    </style:style>
    <style:style style:name="MT13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285726792">
            <text:deletion>
              <office:change-info>
                <dc:creator>David Harris</dc:creator>
                <dc:date>2010-08-30T23:39:00</dc:date>
              </office:change-info>
              <text:p text:style-name="MP1">Technical</text:p>
            </text:deletion>
          </text:changed-region>
          <text:changed-region text:id="ct285726896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  <text:changed-region text:id="ct285727000">
            <text:deletion>
              <office:change-info>
                <dc:creator>David Harris</dc:creator>
                <dc:date>2010-08-30T23:39:00</dc:date>
              </office:change-info>
              <text:p text:style-name="MP1"><text:s/>Note (number)</text:p>
            </text:deletion>
          </text:changed-region>
          <text:changed-region text:id="ct285727104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NMRA <text:change text:change-id="ct285726792"/><text:change-start text:change-id="ct285726896"/>Standard<text:change-end text:change-id="ct285726896"/><text:change text:change-id="ct285727000"/><text:change-start text:change-id="ct285727104"/> S-9-x-1<text:change-end text:change-id="ct285727104"/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06" text:date-value="2010-08-31T19:38:09.23">8/3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285726688">
            <text:insertion>
              <office:change-info>
                <dc:creator>David Harris</dc:creator>
                <dc:date>2010-08-30T23:38:00</dc:date>
              </office:change-info>
            </text:insertion>
          </text:changed-region>
          <text:changed-region text:id="ct285727208">
            <text:deletion>
              <office:change-info>
                <dc:creator>David Harris</dc:creator>
                <dc:date>2010-08-30T23:38:00</dc:date>
              </office:change-info>
              <text:p text:style-name="MP7"><text:span text:style-name="MT5">NMRA TECHNICAL NOTES</text:span></text:p>
            </text:deletion>
          </text:changed-region>
          <text:changed-region text:id="ct285727312">
            <text:deletion>
              <office:change-info>
                <dc:creator>David Harris</dc:creator>
                <dc:date>2010-08-30T23:37:00</dc:date>
              </office:change-info>
              <text:p text:style-name="MP8"><text:span text:style-name="MT6">This document is under formal review of the NMRANET Working Group. It has not been approved by the WG, reviewed by the Manager, S&amp;C Dept., nor approved by the NMRA Board of Directors.</text:span></text:p>
            </text:deletion>
          </text:changed-region>
          <text:changed-region text:id="ct285727416">
            <text:insertion>
              <office:change-info>
                <dc:creator>David Harris</dc:creator>
                <dc:date>2010-08-30T23:36:00</dc:date>
              </office:change-info>
            </text:insertion>
          </text:changed-region>
          <text:changed-region text:id="ct285727520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285727624">
            <text:deletion>
              <office:change-info>
                <dc:creator>David Harris</dc:creator>
                <dc:date>2010-08-30T23:35:00</dc:date>
              </office:change-info>
              <text:p text:style-name="MP10"><text:span text:style-name="MT6">(title)</text:span></text:p>
            </text:deletion>
          </text:changed-region>
          <text:changed-region text:id="ct285727728">
            <text:deletion>
              <office:change-info>
                <dc:creator>David Harris</dc:creator>
                <dc:date>2010-08-30T23:35:00</dc:date>
              </office:change-info>
              <text:p text:style-name="MP11"><text:span text:style-name="MT3">(date)</text:span></text:p>
            </text:deletion>
          </text:changed-region>
          <text:changed-region text:id="ct285727832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285727936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285728040">
            <text:deletion>
              <office:change-info>
                <dc:creator>David Harris</dc:creator>
                <dc:date>2010-08-30T23:35:00</dc:date>
              </office:change-info>
              <text:p text:style-name="MP12"><text:span text:style-name="MT11">(number)</text:span>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3) translate (0.0246944444444444cm 12.8538055555556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285726688"/><text:span text:style-name="MT4">NMRA Standards</text:span> <text:change-end text:change-id="ct285726688"/><text:change text:change-id="ct285727208"/></text:p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MP8"><text:change text:change-id="ct285727312"/><text:change-start text:change-id="ct285727416"/>This is a draft document, and has no official standing. <text:s/>It has not been submitted to the NMRA Technical Department or the NMRA Board of Directors for approval.<text:change-end text:change-id="ct285727416"/></text:p>
            </table:table-cell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><text:change-start text:change-id="ct285727520"/><text:span text:style-name="MT7">NMRANet</text:span><text:span text:style-name="MT8"> </text:span><text:span text:style-name="MT9">® </text:span></text:p>
              <text:p text:style-name="MP10">Physical Layer <text:change-end text:change-id="ct285727520"/><text:change text:change-id="ct285727624"/>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6">All Scales</text:p>
            </table:table-cell>
            <table:covered-table-cell/>
          </table:table-row>
          <table:table-row table:style-name="Table1.1">
            <table:table-cell table:style-name="Table1.A4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4" office:value-type="date" office:date-value="2010-08-01">
              <text:p text:style-name="MP11"><text:change text:change-id="ct285727728"/><text:change-start text:change-id="ct285727832"/>01/08/10<text:change-end text:change-id="ct285727832"/></text:p>
            </table:table-cell>
            <table:table-cell table:style-name="Table1.C1" office:value-type="string">
              <text:p text:style-name="MP12"><text:change-start text:change-id="ct285727936"/><text:span text:style-name="MT10">Draft S-9.x.1</text:span><text:span text:style-name="MT11"> </text:span><text:change-end text:change-id="ct285727936"/><text:change text:change-id="ct285728040"/></text:p>
            </table:table-cell>
          </table:table-row>
        </table:table>
        <text:p text:style-name="Header"/>
      </style:header>
      <style:footer>
        <text:tracked-changes>
          <text:changed-region text:id="ct285728144">
            <text:deletion>
              <office:change-info>
                <dc:creator>David Harris</dc:creator>
                <dc:date>2010-08-30T23:33:00</dc:date>
              </office:change-info>
              <text:p text:style-name="MP13"><text:span text:style-name="MT12">09</text:span></text:p>
            </text:deletion>
          </text:changed-region>
          <text:changed-region text:id="ct285728248">
            <text:insertion>
              <office:change-info>
                <dc:creator>David Harris</dc:creator>
                <dc:date>2010-08-30T23:33:00</dc:date>
              </office:change-info>
            </text:insertion>
          </text:changed-region>
        </text:tracked-changes>
        <text:p text:style-name="MP13"><text:span text:style-name="MT12">Copyright 20</text:span><text:change text:change-id="ct285728144"/><text:change-start text:change-id="ct285728248"/><text:span text:style-name="MT12">10</text:span><text:change-end text:change-id="ct285728248"/><text:span text:style-name="MT12">, by J. Day, D. Harris, B. Jacobsen, A. Robinson, and A. Shepherd<text:tab/></text:span><text:span text:style-name="MT13">Page </text:span><text:span text:style-name="Page_20_Number"><text:span text:style-name="MT13"><text:page-number text:select-page="current">3</text:page-number></text:span></text:span><text:span text:style-name="Page_20_Number"><text:span text:style-name="MT13"> of </text:span></text:span><text:span text:style-name="Page_20_Number"><text:span text:style-name="MT13"><text:page-count style:num-format="1">3</text:page-count></text:span></text:span><text:span text:style-name="Page_20_Number"><text:span text:style-name="MT13"> - </text:span></text:span><text:span text:style-name="Page_20_Number"><text:span text:style-name="MT13"><text:date style:data-style-name="N106" text:date-value="2010-08-31T19:38:09.26">8/31/2010</text:date></text:span></text:span></text:p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42</meta:editing-cycles>
    <meta:editing-duration>PT12H00M00S</meta:editing-duration>
    <meta:generator>OpenOffice.org/3.2$Win32 OpenOffice.org_project/320m18$Build-9502</meta:generator>
    <dc:date>2010-08-31T19:38:09.10</dc:date>
    <meta:document-statistic meta:table-count="2" meta:image-count="0" meta:object-count="0" meta:page-count="3" meta:paragraph-count="110" meta:word-count="1067" meta:character-count="6344"/>
    <meta:user-defined meta:name="Info 1"/>
    <meta:user-defined meta:name="Info 2"/>
    <meta:user-defined meta:name="Info 3"/>
    <meta:user-defined meta:name="Info 4"/>
  </office:meta>
</office:document-meta>
</file>